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vertical-align="middle"/>
    </style:style>
    <style:style style:name="gr2" style:family="graphic" style:parent-style-name="standard">
      <style:graphic-properties draw:fill-color="#999999" draw:textarea-vertical-align="midd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11.039cm" svg:height="5.208cm" draw:transform="rotate (1.5707963267949) translate (15.2434632447296cm 13.9495724204033cm)" svg:viewBox="0 0 11040 5209" svg:d="M5508 5105c-1809-302-4830-1178-5129-3289-176-1228-905-2240 302-1637 603 905 1809 1810 4523 2413 2715 603 4223 302 5730-301 905 3015-4255 3091-5426 2814z">
              <text:p/>
            </draw:path>
            <draw:path draw:style-name="gr2" draw:text-style-name="P2" draw:layer="layout" svg:width="11.039cm" svg:height="5.208cm" draw:transform="rotate (1.5707963267949) translate (15.3265778185151cm 12.0399901008249cm)" svg:viewBox="0 0 11040 5209" svg:d="M5532 5105c1810-302 4830-1178 5129-3289 176-1228 905-2240-301-1637-603 905-1810 1810-4524 2413s-4222 302-5730-301c-905 3015 4255 3091 5426 2814z">
              <text:p/>
            </draw:path>
          </draw:g>
          <draw:g>
            <draw:path draw:style-name="gr1" draw:text-style-name="P1" draw:layer="layout" svg:width="11.039cm" svg:height="5.208cm" draw:transform="rotate (1.5707963267949) translate (12.3961954170486cm 13.9519471225115cm)" svg:viewBox="0 0 11040 5209" svg:d="M5508 5105c-1809-302-4830-1178-5129-3289-176-1228-905-2240 302-1637 603 905 1809 1810 4523 2413 2715 603 4223 302 5730-301 905 3015-4255 3091-5426 2814z">
              <text:p/>
            </draw:path>
            <draw:path draw:style-name="gr2" draw:text-style-name="P2" draw:layer="layout" svg:width="11.039cm" svg:height="5.208cm" draw:transform="rotate (1.5707963267949) translate (12.4793099908341cm 12.0423648029331cm)" svg:viewBox="0 0 11040 5209" svg:d="M5532 5105c1810-302 4830-1178 5129-3289 176-1228 905-2240-301-1637-603 905-1810 1810-4524 2413s-4222 302-5730-301c-905 3015 4255 3091 5426 2814z">
              <text:p/>
            </draw:path>
          </draw:g>
          <draw:g>
            <draw:path draw:style-name="gr1" draw:text-style-name="P1" draw:layer="layout" svg:width="11.039cm" svg:height="5.208cm" draw:transform="rotate (1.5707963267949) translate (9.54892758936756cm 13.9543218246196cm)" svg:viewBox="0 0 11040 5209" svg:d="M5508 5105c-1809-302-4830-1178-5129-3289-176-1228-905-2240 302-1637 603 905 1809 1810 4523 2413 2715 603 4223 302 5730-301 905 3015-4255 3091-5426 2814z">
              <text:p/>
            </draw:path>
            <draw:path draw:style-name="gr2" draw:text-style-name="P2" draw:layer="layout" svg:width="11.039cm" svg:height="5.208cm" draw:transform="rotate (1.5707963267949) translate (9.63204216315307cm 12.0447395050412cm)" svg:viewBox="0 0 11040 5209" svg:d="M5532 5105c1810-302 4830-1178 5129-3289 176-1228 905-2240-301-1637-603 905-1810 1810-4524 2413s-4222 302-5730-301c-905 3015 4255 3091 5426 2814z">
              <text:p/>
            </draw:path>
          </draw:g>
          <draw:g>
            <draw:path draw:style-name="gr1" draw:text-style-name="P1" draw:layer="layout" svg:width="11.039cm" svg:height="5.208cm" draw:transform="rotate (1.5707963267949) translate (6.69928505957837cm 13.9543218246196cm)" svg:viewBox="0 0 11040 5209" svg:d="M5508 5105c-1809-302-4830-1178-5129-3289-176-1228-905-2240 302-1637 603 905 1809 1810 4523 2413 2715 603 4223 302 5730-301 905 3015-4255 3091-5426 2814z">
              <text:p/>
            </draw:path>
            <draw:path draw:style-name="gr2" draw:text-style-name="P2" draw:layer="layout" svg:width="11.039cm" svg:height="5.208cm" draw:transform="rotate (1.5707963267949) translate (6.78239963336389cm 12.0447395050412cm)" svg:viewBox="0 0 11040 5209" svg:d="M5532 5105c1810-302 4830-1178 5129-3289 176-1228 905-2240-301-1637-603 905-1810 1810-4524 2413s-4222 302-5730-301c-905 3015 4255 3091 5426 2814z">
              <text:p/>
            </draw:path>
          </draw:g>
          <draw:g>
            <draw:path draw:style-name="gr1" draw:text-style-name="P1" draw:layer="layout" svg:width="11.039cm" svg:height="5.208cm" draw:transform="rotate (1.5707963267949) translate (3.84964252978919cm 13.9543218246196cm)" svg:viewBox="0 0 11040 5209" svg:d="M5508 5105c-1809-302-4830-1178-5129-3289-176-1228-905-2240 302-1637 603 905 1809 1810 4523 2413 2715 603 4223 302 5730-301 905 3015-4255 3091-5426 2814z">
              <text:p/>
            </draw:path>
            <draw:path draw:style-name="gr2" draw:text-style-name="P2" draw:layer="layout" svg:width="11.039cm" svg:height="5.208cm" draw:transform="rotate (1.5707963267949) translate (3.93275710357471cm 12.0447395050412cm)" svg:viewBox="0 0 11040 5209" svg:d="M5532 5105c1810-302 4830-1178 5129-3289 176-1228 905-2240-301-1637-603 905-1810 1810-4524 2413s-4222 302-5730-301c-905 3015 4255 3091 5426 2814z">
              <text:p/>
            </draw:path>
          </draw:g>
          <draw:g>
            <draw:path draw:style-name="gr1" draw:text-style-name="P1" draw:layer="layout" svg:width="11.039cm" svg:height="5.208cm" draw:transform="rotate (1.5707963267949) translate (1cm 13.9543218246196cm)" svg:viewBox="0 0 11040 5209" svg:d="M5508 5105c-1809-302-4830-1178-5129-3289-176-1228-905-2240 302-1637 603 905 1809 1810 4523 2413 2715 603 4223 302 5730-301 905 3015-4255 3091-5426 2814z">
              <text:p/>
            </draw:path>
            <draw:path draw:style-name="gr2" draw:text-style-name="P2" draw:layer="layout" svg:width="11.039cm" svg:height="5.208cm" draw:transform="rotate (1.5707963267949) translate (1.08311457378552cm 12.0447395050412cm)" svg:viewBox="0 0 11040 5209" svg:d="M5532 5105c1810-302 4830-1178 5129-3289 176-1228 905-2240-301-1637-603 905-1810 1810-4524 2413s-4222 302-5730-301c-905 3015 4255 3091 5426 281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00:20:11.055026110</meta:creation-date>
    <meta:editing-duration>PT20H55M7S</meta:editing-duration>
    <meta:editing-cycles>7</meta:editing-cycles>
    <meta:generator>LibreOffice/5.2.2.2$Linux_X86_64 LibreOffice_project/20m0$Build-2</meta:generator>
    <dc:date>2017-01-18T21:46:57.412255025</dc:date>
    <meta:document-statistic meta:object-count="19"/>
  </office:meta>
</office:document-meta>
</file>